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middle" draw:auto-grow-height="false" fo:min-height="1.556cm" fo:min-width="3.306cm"/>
    </style:style>
    <style:style style:name="gr2" style:family="graphic" style:parent-style-name="standard">
      <style:graphic-properties draw:fill="solid" draw:fill-color="#dee6ef" draw:textarea-horizontal-align="justify" draw:textarea-vertical-align="middle" draw:auto-grow-height="false" fo:min-height="1.556cm" fo:min-width="2.806cm"/>
    </style:style>
    <style:style style:name="gr3" style:family="graphic" style:parent-style-name="standard">
      <style:graphic-properties draw:fill="solid" draw:fill-color="#dee6ef" draw:textarea-horizontal-align="justify" draw:textarea-vertical-align="middle" draw:auto-grow-height="false" fo:min-height="1.556cm" fo:min-width="4.306cm"/>
    </style:style>
    <style:style style:name="gr4" style:family="graphic" style:parent-style-name="standard">
      <style:graphic-properties draw:fill="solid" draw:fill-color="#dee6ef" draw:textarea-horizontal-align="justify" draw:textarea-vertical-align="middle" draw:auto-grow-height="false" fo:min-height="1.556cm" fo:min-width="6.306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cm" svg:height="2cm" svg:x="7cm" svg:y="7cm">
          <text:p text:style-name="P1">Device<text:line-break/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cm" svg:height="2cm" svg:x="7cm" svg:y="4cm">
          <text:p text:style-name="P1">Device<text:line-break/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cm" svg:height="2cm" svg:x="16cm" svg:y="8cm">
          <text:p text:style-name="P1">Device<text:line-break/>UAR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3.5cm" svg:height="2cm" svg:x="7cm" svg:y="13cm">
          <text:p text:style-name="P1">Device<text:line-break/>UART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5cm" svg:height="2cm" svg:x="13cm" svg:y="12cm">
          <text:p text:style-name="P1">Driver</text:p>
          <text:p text:style-name="P1">Buck_C2P2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2" draw:id="id12" draw:layer="layout" svg:width="5cm" svg:height="2cm" svg:x="13cm" svg:y="24cm">
          <text:p text:style-name="P1">Driver</text:p>
          <text:p text:style-name="P1">Boost_C2P2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9" draw:id="id9" draw:layer="layout" svg:width="7cm" svg:height="2cm" svg:x="12cm" svg:y="16cm">
          <text:p text:style-name="P1">Driver</text:p>
          <text:p text:style-name="P1">Buck Power 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1" draw:id="id11" draw:layer="layout" svg:width="7cm" svg:height="2cm" svg:x="12cm" svg:y="20cm">
          <text:p text:style-name="P1">Driver</text:p>
          <text:p text:style-name="P1">Boost Power 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3" draw:id="id13" draw:layer="layout" svg:width="5cm" svg:height="2cm" svg:x="12cm" svg:y="1cm">
          <text:p text:style-name="P1">Driver<text:line-break/>LCD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cm" svg:height="2cm" svg:x="1cm" svg:y="4cm">
          <text:p text:style-name="P1">App<text:line-break/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5cm" svg:y1="5cm" svg:x2="7cm" svg:y2="5cm" draw:start-shape="id1" draw:start-glue-point="1" draw:end-shape="id2" draw:end-glue-point="3" svg:d="M5000 5000h2000" svg:viewBox="0 0 2001 1">
          <text:p/>
        </draw:connector>
        <draw:custom-shape draw:style-name="gr1" draw:text-style-name="P2" xml:id="id6" draw:id="id6" draw:layer="layout" svg:width="4cm" svg:height="2cm" svg:x="1cm" svg:y="10cm">
          <text:p text:style-name="P1">App<text:line-break/>Log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cm" svg:height="2cm" svg:x="13cm" svg:y="4cm">
          <text:p text:style-name="P1">App<text:line-break/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3cm" svg:y1="5cm" svg:x2="11cm" svg:y2="5cm" draw:start-shape="id3" draw:start-glue-point="3" draw:end-shape="id2" draw:end-glue-point="1" svg:d="M13000 5000h-2000" svg:viewBox="0 0 2001 1">
          <text:p/>
        </draw:connector>
        <draw:connector draw:style-name="gr5" draw:text-style-name="P3" draw:layer="layout" svg:x1="3cm" svg:y1="6cm" svg:x2="7cm" svg:y2="8cm" draw:start-shape="id1" draw:start-glue-point="2" draw:end-shape="id4" draw:end-glue-point="3" svg:d="M3000 6000v2000h4000" svg:viewBox="0 0 4001 2001">
          <text:p/>
        </draw:connector>
        <draw:connector draw:style-name="gr5" draw:text-style-name="P3" draw:layer="layout" svg:x1="11cm" svg:y1="8cm" svg:x2="15cm" svg:y2="6cm" draw:start-shape="id4" draw:start-glue-point="1" draw:end-shape="id3" draw:end-glue-point="2" svg:d="M11000 8000h4000v-2000" svg:viewBox="0 0 4001 2001">
          <text:p/>
        </draw:connector>
        <draw:connector draw:style-name="gr5" draw:text-style-name="P3" draw:layer="layout" svg:x1="17cm" svg:y1="5cm" svg:x2="18cm" svg:y2="8cm" draw:start-shape="id3" draw:start-glue-point="1" draw:end-shape="id5" draw:end-glue-point="0" svg:d="M17000 5000h1000v3000" svg:viewBox="0 0 1001 3001">
          <text:p/>
        </draw:connector>
        <draw:connector draw:style-name="gr5" draw:text-style-name="P3" draw:layer="layout" svg:x1="5cm" svg:y1="11cm" svg:x2="18cm" svg:y2="10cm" draw:start-shape="id6" draw:start-glue-point="1" draw:end-shape="id5" draw:end-glue-point="2" svg:d="M5000 11000h13000v-1000" svg:viewBox="0 0 13001 1001">
          <text:p/>
        </draw:connector>
        <draw:custom-shape draw:style-name="gr1" draw:text-style-name="P2" xml:id="id7" draw:id="id7" draw:layer="layout" svg:width="4cm" svg:height="2cm" svg:x="1cm" svg:y="13cm">
          <text:p text:style-name="P1">App<text:line-break/>Proto2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5cm" svg:y1="14cm" svg:x2="7cm" svg:y2="14cm" draw:start-shape="id7" draw:start-glue-point="1" draw:end-shape="id8" draw:end-glue-point="3" svg:d="M5000 14000h2000" svg:viewBox="0 0 2001 1">
          <text:p/>
        </draw:connector>
        <draw:connector draw:style-name="gr5" draw:text-style-name="P3" draw:layer="layout" svg:x1="15.5cm" svg:y1="16cm" svg:x2="15.5cm" svg:y2="14cm" draw:start-shape="id9" draw:start-glue-point="0" draw:end-shape="id10" draw:end-glue-point="2" svg:d="M15500 16000v-2000" svg:viewBox="0 0 1 2001">
          <text:p/>
        </draw:connector>
        <draw:connector draw:style-name="gr5" draw:text-style-name="P3" draw:layer="layout" svg:x1="15.5cm" svg:y1="22cm" svg:x2="15.5cm" svg:y2="24cm" draw:start-shape="id11" draw:start-glue-point="2" draw:end-shape="id12" draw:end-glue-point="0" svg:d="M15500 22000v2000" svg:viewBox="0 0 1 2001">
          <text:p/>
        </draw:connector>
        <draw:connector draw:style-name="gr5" draw:text-style-name="P3" draw:layer="layout" svg:x1="9cm" svg:y1="4cm" svg:x2="12cm" svg:y2="2cm" draw:start-shape="id2" draw:start-glue-point="0" draw:end-shape="id13" draw:end-glue-point="3" svg:d="M9000 4000v-2000h3000" svg:viewBox="0 0 3001 2001">
          <text:p/>
        </draw:connector>
        <draw:custom-shape draw:style-name="gr4" draw:text-style-name="P2" xml:id="id14" draw:id="id14" draw:layer="layout" svg:width="7cm" svg:height="2cm" svg:x="1cm" svg:y="18cm">
          <text:p text:style-name="P1">App</text:p>
          <text:p text:style-name="P1">Fault Hand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4.5cm" svg:y1="18cm" svg:x2="12cm" svg:y2="17cm" draw:start-shape="id14" draw:start-glue-point="0" draw:end-shape="id9" draw:end-glue-point="3" svg:d="M4500 18000v-1000h7500" svg:viewBox="0 0 7501 1001">
          <text:p/>
        </draw:connector>
        <draw:connector draw:style-name="gr5" draw:text-style-name="P3" draw:layer="layout" svg:x1="4.5cm" svg:y1="20cm" svg:x2="12cm" svg:y2="21cm" draw:start-shape="id14" draw:start-glue-point="2" draw:end-shape="id11" draw:end-glue-point="3" svg:d="M4500 20000v1000h7500" svg:viewBox="0 0 7501 1001">
          <text:p/>
        </draw:connector>
        <draw:custom-shape draw:style-name="gr4" draw:text-style-name="P2" draw:layer="layout" svg:width="7cm" svg:height="2cm" svg:x="1cm" svg:y="24cm">
          <text:p text:style-name="P1">Main</text:p>
          <text:p text:style-name="P1">Schedu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7:11:29.711000000</meta:creation-date>
    <dc:date>2019-07-31T11:57:07.528000000</dc:date>
    <meta:editing-duration>PT59M46S</meta:editing-duration>
    <meta:editing-cycles>5</meta:editing-cycles>
    <meta:generator>LibreOffice/6.2.5.2$Windows_X86_64 LibreOffice_project/1ec314fa52f458adc18c4f025c545a4e8b22c159</meta:generator>
    <meta:document-statistic meta:object-count="27"/>
  </office:meta>
</office:document-meta>
</file>